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6.437cm" fo:margin-left="-0.162cm" fo:margin-right="0.757cm" table:align="margins" style:writing-mode="lr-tb"/>
    </style:style>
    <style:style style:name="Table1.A" style:family="table-column">
      <style:table-column-properties style:column-width="5.313cm" style:rel-column-width="13169*"/>
    </style:style>
    <style:style style:name="Table1.B" style:family="table-column">
      <style:table-column-properties style:column-width="21.124cm" style:rel-column-width="5236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6.437cm" fo:margin-left="-0.162cm" fo:margin-right="0.757cm" table:align="margins" style:writing-mode="lr-tb"/>
    </style:style>
    <style:style style:name="Table6.A" style:family="table-column">
      <style:table-column-properties style:column-width="7.257cm" style:rel-column-width="17988*"/>
    </style:style>
    <style:style style:name="Table6.B" style:family="table-column">
      <style:table-column-properties style:column-width="19.181cm" style:rel-column-width="47547*"/>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26.437cm" fo:margin-left="-0.162cm" fo:margin-right="0.757cm" table:align="margins" style:writing-mode="lr-tb"/>
    </style:style>
    <style:style style:name="Table2.A" style:family="table-column">
      <style:table-column-properties style:column-width="4.641cm" style:rel-column-width="11504*"/>
    </style:style>
    <style:style style:name="Table2.B" style:family="table-column">
      <style:table-column-properties style:column-width="13.12cm" style:rel-column-width="32522*"/>
    </style:style>
    <style:style style:name="Table2.C" style:family="table-column">
      <style:table-column-properties style:column-width="1.877cm" style:rel-column-width="4652*"/>
    </style:style>
    <style:style style:name="Table2.D" style:family="table-column">
      <style:table-column-properties style:column-width="6.8cm" style:rel-column-width="16857*"/>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6.437cm" fo:margin-left="-0.162cm" fo:margin-right="0.757cm" table:align="margins" style:writing-mode="lr-tb"/>
    </style:style>
    <style:style style:name="Table5.A" style:family="table-column">
      <style:table-column-properties style:column-width="4.641cm" style:rel-column-width="11504*"/>
    </style:style>
    <style:style style:name="Table5.B" style:family="table-column">
      <style:table-column-properties style:column-width="13.12cm" style:rel-column-width="32522*"/>
    </style:style>
    <style:style style:name="Table5.C" style:family="table-column">
      <style:table-column-properties style:column-width="1.877cm" style:rel-column-width="4652*"/>
    </style:style>
    <style:style style:name="Table5.D" style:family="table-column">
      <style:table-column-properties style:column-width="6.8cm" style:rel-column-width="16857*"/>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26.437cm" fo:margin-left="-0.162cm" fo:margin-right="0.757cm" table:align="margins" style:writing-mode="lr-tb"/>
    </style:style>
    <style:style style:name="Table3.A" style:family="table-column">
      <style:table-column-properties style:column-width="4.641cm" style:rel-column-width="11504*"/>
    </style:style>
    <style:style style:name="Table3.B" style:family="table-column">
      <style:table-column-properties style:column-width="21.796cm" style:rel-column-width="5403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6.437cm" fo:margin-left="-0.162cm" fo:margin-right="0.757cm" table:align="margins" style:writing-mode="lr-tb"/>
    </style:style>
    <style:style style:name="Table7.A" style:family="table-column">
      <style:table-column-properties style:column-width="4.641cm" style:rel-column-width="11504*"/>
    </style:style>
    <style:style style:name="Table7.B" style:family="table-column">
      <style:table-column-properties style:column-width="21.796cm" style:rel-column-width="5403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style:text-autospace="none"/>
      <style:text-properties fo:language="en" fo:country="US"/>
    </style:style>
    <style:style style:name="P8" style:family="paragraph" style:parent-style-name="Standard">
      <style:text-properties fo:font-size="14pt" fo:language="en" fo:country="US" fo:font-weight="bold" style:font-size-asian="14pt" style:font-weight-asian="bold" style:font-size-complex="14pt"/>
    </style:style>
    <style:style style:name="P9"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0"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text-properties fo:language="en" fo:country="GB"/>
    </style:style>
    <style:style style:name="P12"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3"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language="en" fo:country="US" fo:font-style="italic" fo:font-weight="bold" style:font-size-asian="12pt" style:font-style-asian="italic" style:font-weight-asian="bold" style:font-size-complex="12pt"/>
    </style:style>
    <style:style style:name="P17" style:family="paragraph" style:parent-style-name="Standard">
      <style:paragraph-properties style:text-autospace="none"/>
    </style:style>
    <style:style style:name="P18"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19"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text-properties fo:font-size="10pt" fo:language="en" fo:country="US" fo:font-weight="bold" style:font-size-asian="10pt" style:font-weight-asian="bold" style:font-size-complex="10pt" style:font-weight-complex="bold"/>
    </style:style>
    <style:style style:name="P21"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P22" style:family="paragraph" style:parent-style-name="Standard" style:master-page-name="Standard">
      <style:paragraph-properties fo:text-align="center" style:justify-single-word="false" style:page-number="auto"/>
      <style:text-properties fo:language="en" fo:country="US"/>
    </style:style>
    <style:style style:name="P23"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4" style:family="paragraph" style:parent-style-name="Standard">
      <style:text-properties fo:language="en" fo:country="US"/>
    </style:style>
    <style:style style:name="P25" style:family="paragraph" style:parent-style-name="Standard">
      <style:text-properties fo:language="en" fo:country="US" fo:font-style="normal" style:font-style-asian="normal" style:font-style-complex="normal"/>
    </style:style>
    <style:style style:name="P26" style:family="paragraph" style:parent-style-name="Standard" style:list-style-name="L1">
      <style:text-properties fo:language="en" fo:country="US"/>
    </style:style>
    <style:style style:name="P27" style:family="paragraph" style:parent-style-name="Standard" style:list-style-name="L1"/>
    <style:style style:name="P28" style:family="paragraph" style:parent-style-name="Standard">
      <style:text-properties fo:font-size="14pt" fo:language="en" fo:country="US" fo:font-weight="bold" style:font-size-asian="14pt" style:font-weight-asian="bold" style:font-size-complex="14pt"/>
    </style:style>
    <style:style style:name="T1" style:family="text">
      <style:text-properties fo:color="#ff0000" style:font-name="Consolas" fo:font-size="9.5pt" style:font-name-asian="Consolas" style:font-size-asian="9.5pt" style:font-name-complex="Consolas" style:font-size-complex="9.5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font-size="20pt" fo:language="ru" fo:country="RU" fo:font-weight="bold" style:font-size-asian="20pt" style:font-weight-asian="bold" style:font-size-complex="20pt"/>
    </style:style>
    <style:style style:name="T7" style:family="text">
      <style:text-properties fo:font-size="20pt" fo:font-weight="bold" style:font-size-asian="20pt" style:font-weight-asian="bold" style:font-size-complex="20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0" style:family="text">
      <style:text-properties fo:color="#0000ff" style:font-name="Consolas" fo:font-size="9.5pt" fo:language="en" fo:country="US" style:font-name-asian="Consolas" style:font-size-asian="9.5pt" style:font-name-complex="Consolas"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3" style:family="text">
      <style:text-properties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7">FHR Host (customization of </text:span><text:span text:style-name="T6">.</text:span><text:span text:style-name="T7">NET Cliver Host)</text:span></text:p>
      <text:p text:style-name="P8">Accessing the server</text:p>
      <text:p text:style-name="P2">(the following info is subject to change)</text:p>
      <text:p text:style-name="P2">IP: </text:p>
      <text:p text:style-name="P2"/>
      <text:p text:style-name="P4">by Remote Desktop:</text:p>
      <text:p text:style-name="P2">Login: </text:p>
      <text:p text:style-name="P25">Password: </text:p>
      <text:p text:style-name="P21"/>
      <text:p text:style-name="P21"/>
      <text:p text:style-name="P8">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3">FHR Host </text:p>
          </table:table-cell>
          <table:table-cell table:style-name="Table1.B1" office:value-type="string">
            <text:p text:style-name="P5">A customization of <text:span text:style-name="T2">Cliver Host</text:span></text:p>
          </table:table-cell>
        </table:table-row>
        <table:table-row table:style-name="Table1.1">
          <table:table-cell table:style-name="Table1.A3" office:value-type="string">
            <text:p text:style-name="P23">Cliver Host</text:p>
          </table:table-cell>
          <table:table-cell table:style-name="Table1.B3" office:value-type="string">
            <text:p text:style-name="P5"><text:span text:style-name="T2">An </text:span>entire crawler and data processing system that consists of 2 main parts: Crawler Host and Data Office. Usually customized (further developed) according to requirements</text:p>
          </table:table-cell>
        </table:table-row>
        <table:table-row table:style-name="Table1.1">
          <table:table-cell table:style-name="Table1.A3" office:value-type="string">
            <text:p text:style-name="P5">Crawler Host</text:p>
          </table:table-cell>
          <table:table-cell table:style-name="Table1.B3" office:value-type="string">
            <text:p text:style-name="P5">Logical entity: anything about running crawlers and keeping collected data. It includes: end crawlers, manager, services, database</text:p>
          </table:table-cell>
        </table:table-row>
        <table:table-row table:style-name="Table1.1">
          <table:table-cell table:style-name="Table1.A3" office:value-type="string">
            <text:p text:style-name="P5">Data Office</text:p>
          </table:table-cell>
          <table:table-cell table:style-name="Table1.B3" office:value-type="string">
            <text:p text:style-name="P5">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5">End crawler</text:p>
          </table:table-cell>
          <table:table-cell table:style-name="Table1.B1" office:value-type="string">
            <text:p text:style-name="P5">A crawler application based on CliverBot and designed for certain target site</text:p>
          </table:table-cell>
        </table:table-row>
        <table:table-row table:style-name="Table1.1">
          <table:table-cell table:style-name="Table1.A1" office:value-type="string">
            <text:p text:style-name="P5">Service</text:p>
          </table:table-cell>
          <table:table-cell table:style-name="Table1.B1" office:value-type="string">
            <text:p text:style-name="P5">An application designed for certain task and running by schedule</text:p>
          </table:table-cell>
        </table:table-row>
        <table:table-row table:style-name="Table1.1">
          <table:table-cell table:style-name="Table1.A3" office:value-type="string">
            <text:p text:style-name="P5">Development / stage system</text:p>
          </table:table-cell>
          <table:table-cell table:style-name="Table1.B3" office:value-type="string">
            <text:p text:style-name="P5">A stage <text:span text:style-name="T2">Cliver Host</text:span> version that is used for development and testing updates</text:p>
          </table:table-cell>
        </table:table-row>
      </table:table>
      <text:p text:style-name="P14"/>
      <text:p text:style-name="P14"/>
      <text:p text:style-name="P10">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5">FhrCliverHost/</text:p>
          </table:table-cell>
          <table:table-cell table:style-name="Table6.B1" office:value-type="string">
            <text:p text:style-name="P5">All the files of entire system including source code, executables and databases</text:p>
          </table:table-cell>
        </table:table-row>
        <table:table-row table:style-name="Table6.1">
          <table:table-cell table:style-name="Table6.A3" office:value-type="string">
            <text:p text:style-name="P15">FhrCliverHost/[root]</text:p>
          </table:table-cell>
          <table:table-cell table:style-name="Table6.B3" office:value-type="string">
            <text:p text:style-name="P5">All the source code, executables of web gui and maybe accompanying applications</text:p>
          </table:table-cell>
        </table:table-row>
        <table:table-row table:style-name="Table6.1">
          <table:table-cell table:style-name="Table6.A1" office:value-type="string">
            <text:p text:style-name="P15">FhrCliverHost/_engine</text:p>
          </table:table-cell>
          <table:table-cell table:style-name="Table6.B1" office:value-type="string">
            <text:p text:style-name="P15">Executables of Crawler Host and maybe accompanying applications</text:p>
          </table:table-cell>
        </table:table-row>
        <table:table-row table:style-name="Table6.1">
          <table:table-cell table:style-name="Table6.A1" office:value-type="string">
            <text:p text:style-name="P15">FhrCliverHost/_data</text:p>
          </table:table-cell>
          <table:table-cell table:style-name="Table6.B1" office:value-type="string">
            <text:p text:style-name="P5">Database files</text:p>
          </table:table-cell>
        </table:table-row>
      </table:table>
      <text:p text:style-name="P6"/>
      <text:p text:style-name="P6"/>
      <text:p text:style-name="P9">Projects</text:p>
      <text:p text:style-name="P18">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5">CliverBot</text:p>
          </table:table-cell>
          <table:table-cell table:style-name="Table2.A2" office:value-type="string">
            <text:p text:style-name="P5">Engine and framework for building end crawlers</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liverBotGui</text:p>
          </table:table-cell>
          <table:table-cell table:style-name="Table2.A2" office:value-type="string">
            <text:p text:style-name="P5">Provides desktop GUI for CliverBot crawlers. Optional.</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rawlerHostCleaner</text:p>
          </table:table-cell>
          <table:table-cell table:style-name="Table2.A2" office:value-type="string">
            <text:p text:style-name="P5">Service that cleans up obsolete data anywhere in the whole Cliver Data Office.</text:p>
          </table:table-cell>
          <table:table-cell table:style-name="Table2.A2" office:value-type="string">
            <text:p text:style-name="P5">exe</text:p>
          </table:table-cell>
          <table:table-cell table:style-name="Table2.D2" office:value-type="string">
            <text:p text:style-name="P15">Crawler Host</text:p>
          </table:table-cell>
        </table:table-row>
        <table:table-row table:style-name="Table2.1">
          <table:table-cell table:style-name="Table2.A2" office:value-type="string">
            <text:p text:style-name="P5">CrawlerHostManager</text:p>
          </table:table-cell>
          <table:table-cell table:style-name="Table2.A2" office:value-type="string">
            <text:p text:style-name="P5">Framework for building Host Manger – a permanent process that runs crawlers and services along schedule. It is launched by Windows Scheduler or manually.</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rawlerHostWatchDog</text:p>
          </table:table-cell>
          <table:table-cell table:style-name="Table2.A2" office:value-type="string">
            <text:p text:style-name="P5">Service that traces logs and any additional info to monitor health of the whole Cliver Data Office and throws a quick report upon request.</text:p>
          </table:table-cell>
          <table:table-cell table:style-name="Table2.A2" office:value-type="string">
            <text:p text:style-name="P5">exe</text:p>
          </table:table-cell>
          <table:table-cell table:style-name="Table2.D2" office:value-type="string">
            <text:p text:style-name="P15">Crawler Host &amp; Data Office</text:p>
          </table:table-cell>
        </table:table-row>
        <table:table-row table:style-name="Table2.1">
          <table:table-cell table:style-name="Table2.A2" office:value-type="string">
            <text:p text:style-name="P5">ProductOffice</text:p>
          </table:table-cell>
          <table:table-cell table:style-name="Table2.A2" office:value-type="string">
            <text:p text:style-name="P5">Web GUI that provides complete managing possibilities on the whole Cliver Host. It includes tools for Crawler Host and Product Office. It includes base and descendant code.</text:p>
          </table:table-cell>
          <table:table-cell table:style-name="Table2.A2" office:value-type="string">
            <text:p text:style-name="P5">dll</text:p>
          </table:table-cell>
          <table:table-cell table:style-name="Table2.D2" office:value-type="string">
            <text:p text:style-name="P15">Data Office</text:p>
          </table:table-cell>
        </table:table-row>
      </table:table>
      <text:p text:style-name="P16"/>
      <text:p text:style-name="P19">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5">FhrCrawlerHostManager</text:p>
          </table:table-cell>
          <table:table-cell table:style-name="Table5.A2" office:value-type="string">
            <text:p text:style-name="P5">A permanent process that runs crawlers and services along schedule. It is launched by Windows Scheduler or manually.</text:p>
          </table:table-cell>
          <table:table-cell table:style-name="Table5.A2" office:value-type="string">
            <text:p text:style-name="P5">exe</text:p>
          </table:table-cell>
          <table:table-cell table:style-name="Table5.D2" office:value-type="string">
            <text:p text:style-name="P15">Crawler Host</text:p>
          </table:table-cell>
        </table:table-row>
        <table:table-row table:style-name="Table5.1">
          <table:table-cell table:style-name="Table5.A2" office:value-type="string">
            <text:p text:style-name="P5">FhrDbCleaner</text:p>
          </table:table-cell>
          <table:table-cell table:style-name="Table5.A2" office:value-type="string">
            <text:p text:style-name="P5">Service that cleans up obsolete data from Product Office.</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FhrDbReplicator</text:p>
          </table:table-cell>
          <table:table-cell table:style-name="Table5.A2" office:value-type="string">
            <text:p text:style-name="P5">Service that synchronizes products in ProductOffice database with products in CliverCrawlerHost database</text:p>
          </table:table-cell>
          <table:table-cell table:style-name="Table5.A2" office:value-type="string">
            <text:p text:style-name="P5">exe</text:p>
          </table:table-cell>
          <table:table-cell table:style-name="Table5.D2" office:value-type="string">
            <text:p text:style-name="P15">Crawler Host &amp; Data Office</text:p>
          </table:table-cell>
        </table:table-row>
        <table:table-row table:style-name="Table5.1">
          <table:table-cell table:style-name="Table5.A2" office:value-type="string">
            <text:p text:style-name="P5">FhrEventMonitor</text:p>
          </table:table-cell>
          <table:table-cell table:style-name="Table5.A2" office:value-type="string">
            <text:p text:style-name="P5">Service that checks data for certain conditions and alerts users if set conditions are met (event) </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ProductIdentifier</text:p>
          </table:table-cell>
          <table:table-cell table:style-name="Table5.A2" office:value-type="string">
            <text:p text:style-name="P5">Application that finds matching products in different company collections. Can be referenced by ProductOffice to be used with its GUI.</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ProductOffice</text:p>
          </table:table-cell>
          <table:table-cell table:style-name="Table5.A2" office:value-type="string">
            <text:p text:style-name="P5">Web GUI that provides complete managing possibilities on the whole Cliver Host. It includes tools for Crawler Host and Product Office. It includes base and descendant code.</text:p>
          </table:table-cell>
          <table:table-cell table:style-name="Table5.A2" office:value-type="string">
            <text:p text:style-name="P5">dll</text:p>
          </table:table-cell>
          <table:table-cell table:style-name="Table5.D2" office:value-type="string">
            <text:p text:style-name="P15">Data Office</text:p>
          </table:table-cell>
        </table:table-row>
      </table:table>
      <text:p text:style-name="P6"/>
      <text:p text:style-name="P6"/>
      <text:p text:style-name="P8">Databases</text:p>
      <text:p text:style-name="P19">CliverCrawlerHost.mdf </text:p>
      <text:p text:style-name="P14">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5">Crawlers</text:p>
          </table:table-cell>
          <table:table-cell table:style-name="Table3.B2" office:value-type="string">
            <text:p text:style-name="P5">Crawlers and their settings</text:p>
          </table:table-cell>
        </table:table-row>
        <table:table-row table:style-name="Table3.1">
          <table:table-cell table:style-name="Table3.A2" office:value-type="string">
            <text:p text:style-name="P5">Messages</text:p>
          </table:table-cell>
          <table:table-cell table:style-name="Table3.B2" office:value-type="string">
            <text:p text:style-name="P5">Log messages thrown by crawlers and services</text:p>
          </table:table-cell>
        </table:table-row>
        <table:table-row table:style-name="Table3.1">
          <table:table-cell table:style-name="Table3.A2" office:value-type="string">
            <text:p text:style-name="P5">Products_*</text:p>
          </table:table-cell>
          <table:table-cell table:style-name="Table3.B2" office:value-type="string">
            <text:p text:style-name="P5">Each table belongs to certain crawler</text:p>
          </table:table-cell>
        </table:table-row>
        <table:table-row table:style-name="Table3.1">
          <table:table-cell table:style-name="Table3.A2" office:value-type="string">
            <text:p text:style-name="P5">Services</text:p>
          </table:table-cell>
          <table:table-cell table:style-name="Table3.B2" office:value-type="string">
            <text:p text:style-name="P5">Services and their settings</text:p>
          </table:table-cell>
        </table:table-row>
        <table:table-row table:style-name="Table3.1">
          <table:table-cell table:style-name="Table3.A2" office:value-type="string">
            <text:p text:style-name="P5">Settings</text:p>
          </table:table-cell>
          <table:table-cell table:style-name="Table3.B2" office:value-type="string">
            <text:p text:style-name="P5"/>
          </table:table-cell>
        </table:table-row>
      </table:table>
      <text:p text:style-name="P12"/>
      <text:p text:style-name="P19">ProductOffice.mdf </text:p>
      <text:p text:style-name="P14">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
      <text:p text:style-name="P2"/>
      <text:p text:style-name="P2"/>
      <text:p text:style-name="P1">Notes</text:p>
      <text:p text:style-name="P20">Multiple Cliver Host's on one server</text:p>
      <text:p text:style-name="P2">The same Windows server can run multiple Cliver Host's. So processes needs to know which Cliver Host they belong and what is their database. Any process being launched identifies its Cliver Host by its binary path that is treated with a preset regex which looks for a folder containing '#'. This folder name is a registry key which contains database connection strings for this Cliver Host. Thus any process reads the needed connection strings from registry.</text:p>
      <text:p text:style-name="P2">Also, because of that way it is possible to keep Cliver Host projects separated in different paths (e.g. keep web site separated from the rest projects) – provided that each separated part has the same folder name in its path.</text:p>
      <text:p text:style-name="P2"/>
      <text:p text:style-name="P2"/>
      <text:p text:style-name="P8">Stage Cliver Host</text:p>
      <text:p text:style-name="P2">Ususally same Windows server keeps both: production Cliver Host and stage one that is used for developing/debugging. These must be located in different folders. While production Fhr Host is contained by FhrCliverHost#production folder, stage Fhr Host is contained by FhrCliverHost#development folder.</text:p>
      <text:p text:style-name="P2"/>
      <text:p text:style-name="P2"/>
      <text:p text:style-name="P8">Deploying Fhr Host</text:p>
      <text:list xml:id="list4505981199595276653" text:style-name="L1">
        <text:list-item>
          <text:p text:style-name="P26">download FhrCliverHost from /https://github.com/cliversoft/FhrCliverHost/ to FhrCliverHost#development folder;</text:p>
        </text:list-item>
        <text:list-item>
          <text:p text:style-name="P26">create or copy databases: <text:span text:style-name="T4">CliverCrawlerHost and ProductOffice in FhrCliverHost#development/_data folder;</text:span></text:p>
        </text:list-item>
        <text:list-item>
          <text:p text:style-name="P27"><text:span text:style-name="T4">create ConnectionStrings.config </text:span><text:span text:style-name="T3">in FhrCliverHost#development/ ProductOffice</text:span><text:span text:style-name="T4"> as it is absent in the repository </text:span><text:span text:style-name="T3">to not publish</text:span><text:span text:style-name="T4"> pr</text:span><text:span text:style-name="T3">ivate info, and set right connection strings there (see example below);</text:span></text:p>
        </text:list-item>
        <text:list-item>
          <text:p text:style-name="P26">compile <text:s/>FhrCliverHost solution;</text:p>
        </text:list-item>
        <text:list-item>
          <text:p text:style-name="P26">open IIS and create web site in FhrCliverHost<text:span text:style-name="T4">#development</text:span>/ProductOffice;</text:p>
        </text:list-item>
        <text:list-item>
          <text:p text:style-name="P26">run some crawler manually so that being running first time it will ask to enter <text:span text:style-name="T4">CliverCrawlerHost</text:span> database connection string to save it in registry;</text:p>
        </text:list-item>
        <text:list-item>
          <text:p text:style-name="P26">run FhrDbReplicator manually so that being running first time it will ask to enter <text:span text:style-name="T4">ProductOffice</text:span> database connection string to save it in registry;</text:p>
        </text:list-item>
        <text:list-item>
          <text:p text:style-name="P26">now the system should be ready for automatic work: launch FhrCrawlerHostManager;</text:p>
        </text:list-item>
        <text:list-item>
          <text:p text:style-name="P26">open ProductOffice web site in browser and set further settings;</text:p>
        </text:list-item>
        <text:list-item>
          <text:p text:style-name="P26">if everything works properly, a production system can be created now: copy FhrCliverHost#development folder to FhrCliverHost#production folder and perform all the needed steps above because the production system uses its own databases;</text:p>
        </text:list-item>
      </text:list>
      <text:p text:style-name="P2"/>
      <text:p text:style-name="P13">ConnectionStrings.config template:</text:p>
      <text:p text:style-name="Standard"><text:span text:style-name="T9">&lt;</text:span><text:span text:style-name="T12">connectionStrings</text:span><text:span text:style-name="T9">&gt;</text:span></text:p>
      <text:p text:style-name="P17"><text:span text:style-name="T8"><text:s text:c="3"/>&lt;</text:span><text:span text:style-name="T11">add</text:span><text:span text:style-name="T8"> </text:span><text:span text:style-name="T1">name</text:span><text:span text:style-name="T8">=</text:span><text:span text:style-name="T5">"</text:span><text:span text:style-name="T8">DefaultConnection</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0">C:\</text:span><text:span text:style-name="T8">ProductOffice.mdf;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7"><text:span text:style-name="T8"><text:s text:c="4"/>&lt;</text:span><text:span text:style-name="T11">add</text:span><text:span text:style-name="T8"> </text:span><text:span text:style-name="T1">name</text:span><text:span text:style-name="T8">=</text:span><text:span text:style-name="T5">"</text:span><text:span text:style-name="T8">CliverCrawlerHostConnectionString</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amp;quot;</text:span><text:span text:style-name="T10">C:\CliverCrawlerHost.mdf</text:span><text:span text:style-name="T1">&amp;quot;</text:span><text:span text:style-name="T8">;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7"><text:span text:style-name="T8"><text:s text:c="4"/>&lt;</text:span><text:span text:style-name="T11">add</text:span><text:span text:style-name="T8"> </text:span><text:span text:style-name="T1">name</text:span><text:span text:style-name="T8">=</text:span><text:span text:style-name="T5">"</text:span><text:span text:style-name="T8">ProductOfficeEntities</text:span><text:span text:style-name="T5">"</text:span><text:span text:style-name="T8"> </text:span><text:span text:style-name="T1">connectionString</text:span><text:span text:style-name="T8">=</text:span><text:span text:style-name="T5">"</text:span><text:span text:style-name="T8">metadata=res://*/Models.ProductOffice.csdl|res://*/Models.ProductOffice.ssdl|res://*/Models.ProductOffice.msl;provider=System.Data.SqlClient;provider connection string=</text:span><text:span text:style-name="T1">&amp;quot;</text:span><text:span text:style-name="T8">data source=(localdb)\MSSQLLocalDB;attachdbfilename=</text:span><text:span text:style-name="T10">C</text:span><text:span text:style-name="T8">:\ProductOffice.mdf;integrated security=True;connect timeout=30;MultipleActiveResultSets=True;App=EntityFramework</text:span><text:span text:style-name="T1">&amp;quot;</text:span><text:span text:style-name="T5">"</text:span><text:span text:style-name="T8"> </text:span><text:span text:style-name="T1">providerName</text:span><text:span text:style-name="T8">=</text:span><text:span text:style-name="T5">"</text:span><text:span text:style-name="T8">System.Data.EntityClient</text:span><text:span text:style-name="T5">"</text:span><text:span text:style-name="T8"> /&gt; <text:s text:c="3"/></text:span></text:p>
      <text:p text:style-name="P7"><text:span text:style-name="T8">&lt;/</text:span><text:span text:style-name="T11">connectionStrings</text:span><text:span text:style-name="T8">&gt;</text:span></text:p>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10-31T11:09:01.24</dc:date>
    <meta:editing-cycles>36</meta:editing-cycles>
    <meta:editing-duration>PT4H15M23S</meta:editing-duration>
    <meta:generator>OpenOffice/4.1.1$Win32 OpenOffice.org_project/411m6$Build-9775</meta:generator>
    <meta:document-statistic meta:table-count="6" meta:image-count="0" meta:object-count="0" meta:page-count="1" meta:paragraph-count="135" meta:word-count="888" meta:character-count="6804"/>
  </office:meta>
</office:document-meta>
</file>